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39fc70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35c26" officeooo:paragraph-rsid="02335c2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807d" officeooo:paragraph-rsid="0230807d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b325" officeooo:paragraph-rsid="0230b325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1adb1" officeooo:paragraph-rsid="0231adb1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40cf7" officeooo:paragraph-rsid="02340cf7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9659c" officeooo:paragraph-rsid="0239659c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9fc70" officeooo:paragraph-rsid="0239fc70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color="#000000" loext:opacity="100%" style:font-name="Arial1" fo:font-size="11pt" fo:language="fr" fo:country="FR" fo:font-style="normal" fo:font-weight="normal" officeooo:rsid="0239fc70" officeooo:paragraph-rsid="0239fc7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3pt" fo:language="fr" fo:country="FR" fo:font-style="normal" style:text-underline-style="none" fo:font-weight="normal" officeooo:rsid="00b033f0" officeooo:paragraph-rsid="0230807d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3pt" fo:language="fr" fo:country="FR" fo:font-style="normal" fo:font-weight="normal" officeooo:rsid="02340cf7" officeooo:paragraph-rsid="02340cf7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3pt" fo:language="fr" fo:country="FR" fo:font-style="normal" fo:font-weight="normal" officeooo:rsid="0239659c" officeooo:paragraph-rsid="0239659c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1" fo:font-size="13pt" fo:language="fr" fo:country="FR" fo:font-style="normal" style:text-underline-style="none" fo:font-weight="normal" officeooo:rsid="00b033f0" officeooo:paragraph-rsid="0230807d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color="#000000" loext:opacity="100%" style:font-name="Arial1" fo:font-size="13pt" fo:language="fr" fo:country="FR" fo:font-style="normal" style:text-underline-style="none" fo:font-weight="normal" officeooo:rsid="00b033f0" officeooo:paragraph-rsid="0231adb1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color="#000000" loext:opacity="100%" style:font-name="Arial1" fo:font-size="11pt" fo:language="fr" fo:country="FR" fo:font-style="normal" style:text-underline-style="none" fo:font-weight="normal" officeooo:rsid="00b033f0" officeooo:paragraph-rsid="0230b325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37d39b"/>
    </style:style>
    <style:style style:name="T2" style:family="text">
      <style:text-properties officeooo:rsid="022b1c48"/>
    </style:style>
    <style:style style:name="T3" style:family="text">
      <style:text-properties officeooo:rsid="02113d8a"/>
    </style:style>
    <style:style style:name="T4" style:family="text">
      <style:text-properties officeooo:rsid="022679e1"/>
    </style:style>
    <style:style style:name="T5" style:family="text">
      <style:text-properties officeooo:rsid="02335c26"/>
    </style:style>
    <style:style style:name="T6" style:family="text">
      <style:text-properties officeooo:rsid="0239fc70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1256982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3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39">202208<text:span text:style-name="T4">30</text:span> <text:span text:style-name="T4">13</text:span>:<text:span text:style-name="T4">10</text:span></text:p>
          </table:table-cell>
          <table:table-cell table:style-name="Tableau1.A2" office:value-type="string">
            <text:p text:style-name="P11">Appel</text:p>
          </table:table-cell>
          <table:table-cell table:style-name="Tableau1.D2" office:value-type="float" office:value="15">
            <text:p text:style-name="P19"><text:span text:style-name="T6">1</text:span>5</text:p>
          </table:table-cell>
          <table:table-cell table:style-name="Tableau1.D2" table:formula="ooow:&lt;D2&gt;" office:value-type="float" office:value="15">
            <text:p text:style-name="P40">15</text:p>
          </table:table-cell>
          <table:table-cell table:style-name="Tableau1.F2" office:value-type="string">
            <text:p text:style-name="P4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0">2</text:p>
          </table:table-cell>
          <table:table-cell table:style-name="Tableau1.B3" office:value-type="string">
            <text:p text:style-name="P12"/>
          </table:table-cell>
          <table:table-cell table:style-name="Tableau1.C3" office:value-type="string">
            <text:p text:style-name="P11">Mini-contrôle ( noté <text:span text:style-name="T5">1</text:span> point) : Conversion binaire → décimale et décimale → binaire</text:p>
          </table:table-cell>
          <table:table-cell table:style-name="Tableau1.D3" office:value-type="float" office:value="10">
            <text:p text:style-name="P35">10</text:p>
          </table:table-cell>
          <table:table-cell table:style-name="Tableau1.E3" table:formula="ooow:&lt;E2&gt;+&lt;D3&gt;" office:value-type="float" office:value="25">
            <text:p text:style-name="P21">25</text:p>
          </table:table-cell>
          <table:table-cell table:style-name="Tableau1.F3" office:value-type="string">
            <text:p text:style-name="P22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3">3</text:p>
          </table:table-cell>
          <table:table-cell table:style-name="Tableau1.B4" office:value-type="string">
            <text:p text:style-name="P12"/>
          </table:table-cell>
          <table:table-cell table:style-name="Tableau1.C4" office:value-type="string">
            <text:p text:style-name="P11">Correction du mini-contrôle</text:p>
          </table:table-cell>
          <table:table-cell table:style-name="Tableau1.D4" office:value-type="float" office:value="25">
            <text:p text:style-name="P35">25</text:p>
          </table:table-cell>
          <table:table-cell table:style-name="Tableau1.E4" table:formula="ooow:&lt;E3&gt;+&lt;D4&gt;" office:value-type="float" office:value="50">
            <text:p text:style-name="P21">50</text:p>
          </table:table-cell>
          <table:table-cell table:style-name="Tableau1.F4" office:value-type="string">
            <text:p text:style-name="P22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8">4</text:p>
          </table:table-cell>
          <table:table-cell table:style-name="Tableau1.B5" office:value-type="string">
            <text:p text:style-name="P12"/>
          </table:table-cell>
          <table:table-cell table:style-name="Tableau1.C5" office:value-type="string">
            <text:p text:style-name="P42">Codage binaire</text:p>
          </table:table-cell>
          <table:table-cell table:style-name="Tableau1.D5" office:value-type="float" office:value="15">
            <text:p text:style-name="P35">15</text:p>
          </table:table-cell>
          <table:table-cell table:style-name="Tableau1.E5" table:formula="ooow:&lt;E4&gt;+&lt;D5&gt;" office:value-type="float" office:value="65">
            <text:p text:style-name="P21">65</text:p>
          </table:table-cell>
          <table:table-cell table:style-name="Tableau1.F5" office:value-type="string">
            <text:p text:style-name="P2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3">5</text:p>
          </table:table-cell>
          <table:table-cell table:style-name="Tableau1.B6" office:value-type="string">
            <text:p text:style-name="P14"/>
          </table:table-cell>
          <table:table-cell table:style-name="Tableau1.C6" office:value-type="string">
            <text:p text:style-name="P13">Les élèves :</text:p>
            <text:p text:style-name="P36">→ ouvre une session avec stage1 / stage1</text:p>
            <text:p text:style-name="P12">→ <text:span text:style-name="T6">o</text:span>uvre un terminal <text:span text:style-name="T6">windows avec la commande cmd, efface l’écran avec <text:s/>cls</text:span></text:p>
            <text:p text:style-name="P12">→ <text:span text:style-name="T6">t</text:span>este l’existence Python par la commande «python --version»</text:p>
            <text:p text:style-name="P12">→ <text:span text:style-name="T6">o</text:span>uvre le terminal Python</text:p>
            <text:p text:style-name="P12">→ <text:span text:style-name="T6">utilise l’interpréteur python comme une calculatrice</text:span></text:p>
            <text:p text:style-name="P12">→ <text:span text:style-name="T6">test les fonctions print et bin</text:span></text:p>
            <text:p text:style-name="P12">→ <text:span text:style-name="T6">utilise la fonction exit() pour quitter l’interpreteur</text:span></text:p>
          </table:table-cell>
          <table:table-cell table:style-name="Tableau1.D6" office:value-type="float" office:value="55">
            <text:p text:style-name="P35">55</text:p>
          </table:table-cell>
          <table:table-cell table:style-name="Tableau1.E6" table:formula="ooow:&lt;E5&gt;+&lt;D6&gt;" office:value-type="float" office:value="120">
            <text:p text:style-name="P21">120</text:p>
          </table:table-cell>
          <table:table-cell table:style-name="Tableau1.F6" office:value-type="string">
            <text:p text:style-name="P25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7d39b"/>
    </style:style>
    <style:style style:name="MT2" style:family="text">
      <style:text-properties officeooo:rsid="022b1c48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C/ NSI NORO] : </text:span>SEQ0<text:span text:style-name="MT2">2</text:span>-Représentation des entiers naturels <text:span text:style-name="MT1">(1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1T19:31:39.374754341</dc:date>
    <meta:editing-duration>P3DT17H26M56S</meta:editing-duration>
    <meta:editing-cycles>81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5" meta:word-count="115" meta:character-count="637" meta:non-whitespace-character-count="557"/>
  </office:meta>
</office:document-meta>
</file>